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d30e" officeooo:paragraph-rsid="0018d30e"/>
    </style:style>
    <style:style style:name="P2" style:family="paragraph" style:parent-style-name="Standard">
      <style:text-properties officeooo:rsid="00194d23" officeooo:paragraph-rsid="00194d23"/>
    </style:style>
    <style:style style:name="P3" style:family="paragraph" style:parent-style-name="Standard">
      <style:text-properties officeooo:rsid="001ab185" officeooo:paragraph-rsid="001ab185"/>
    </style:style>
    <style:style style:name="P4" style:family="paragraph" style:parent-style-name="Standard">
      <style:text-properties officeooo:rsid="001ab185" officeooo:paragraph-rsid="001ad5b2"/>
    </style:style>
    <style:style style:name="P5" style:family="paragraph" style:parent-style-name="Standard">
      <style:text-properties officeooo:rsid="001b3aae" officeooo:paragraph-rsid="001b3aae"/>
    </style:style>
    <style:style style:name="P6" style:family="paragraph" style:parent-style-name="Standard">
      <style:text-properties officeooo:rsid="001b6d77" officeooo:paragraph-rsid="001b6d77"/>
    </style:style>
    <style:style style:name="P7" style:family="paragraph" style:parent-style-name="Standard">
      <style:text-properties officeooo:rsid="001ad5b2" officeooo:paragraph-rsid="001ad5b2"/>
    </style:style>
    <style:style style:name="P8" style:family="paragraph" style:parent-style-name="Standard">
      <style:text-properties officeooo:rsid="001d2814" officeooo:paragraph-rsid="001d2814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8d30e" officeooo:paragraph-rsid="0018d30e"/>
    </style:style>
    <style:style style:name="P10" style:family="paragraph" style:parent-style-name="Standard">
      <style:text-properties officeooo:rsid="001b6d77" officeooo:paragraph-rsid="001b6d77"/>
    </style:style>
    <style:style style:name="P11" style:family="paragraph" style:parent-style-name="Standard">
      <style:text-properties officeooo:rsid="00202499" officeooo:paragraph-rsid="00202499"/>
    </style:style>
    <style:style style:name="P12" style:family="paragraph" style:parent-style-name="Standard">
      <style:text-properties officeooo:rsid="0020942c" officeooo:paragraph-rsid="0020942c"/>
    </style:style>
    <style:style style:name="T1" style:family="text">
      <style:text-properties officeooo:rsid="00194d23"/>
    </style:style>
    <style:style style:name="T2" style:family="text">
      <style:text-properties officeooo:rsid="001ad5b2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ância de requisitos para processos:</text:p>
      <text:p text:style-name="P1">- processo são modelado pelos requisitos coletado,</text:p>
      <text:p text:style-name="P1"/>
      <text:p text:style-name="P1"/>
      <text:p text:style-name="P9">requisitos versus especificações</text:p>
      <text:p text:style-name="P1"><text:s/>maior dificuldade em fazer um projeto de software, esta localizada nos requisitos e especificações</text:p>
      <text:p text:style-name="P1"/>
      <text:p text:style-name="P1"/>
      <text:p text:style-name="P2">o que e um requisito:</text:p>
      <text:p text:style-name="P2">informações que o cliente fornece para a produção de software</text:p>
      <text:p text:style-name="P2"/>
      <text:p text:style-name="P2">diferença de requisito e especificações:</text:p>
      <text:p text:style-name="P2">requisito pode ser visto como um processo. E o processo e um entendimento compartilhado entre cliente e equipe.</text:p>
      <text:p text:style-name="P1"><text:s/><text:span text:style-name="T1">1-cria descrição de alto-nivel</text:span></text:p>
      <text:p text:style-name="P2">2-distingue o que e certo eu que e errado no sistema</text:p>
      <text:p text:style-name="P2">3-captura o que deve ser feito e não como deve ser feito</text:p>
      <text:p text:style-name="P2"/>
      <text:p text:style-name="P2"/>
      <text:p text:style-name="P3">o que e especificações de requisitos?</text:p>
      <text:p text:style-name="P3"/>
      <text:p text:style-name="P3">E o produto criado a partir do processo de coleta de identificação de requisitos</text:p>
      <text:p text:style-name="P4">produto: e a documentação produzida ao final do processo de coleta de requisitos.</text:p>
      <text:p text:style-name="P4"/>
      <text:p text:style-name="P7">Importância de requisitos para <text:s/>processos</text:p>
      <text:p text:style-name="P4"/>
      <text:p text:style-name="P4">*<text:span text:style-name="T2">argumento de engenharia;</text:span></text:p>
      <text:p text:style-name="P4">-<text:span text:style-name="T2">planejamento faz algo ser feito de formas mais efetivas</text:span></text:p>
      <text:p text:style-name="P4">-<text:span text:style-name="T2">mais tempo em analise de requisitos, significa menos tempo com manutenção retrabalho</text:span></text:p>
      <text:p text:style-name="P4"/>
      <text:p text:style-name="P4">*<text:span text:style-name="T2">argumento econômico:</text:span></text:p>
      <text:p text:style-name="P7">-requisitos ruins podem levar o custo de projetos ate 1000 vezes</text:p>
      <text:p text:style-name="P4">-<text:span text:style-name="T2">tudo custa: intensifica defeitos cria novas documentação, testar novamente</text:span></text:p>
      <text:p text:style-name="P4">-<text:span text:style-name="T2">requisitos ruim gera um efeito domino aumento de curso dentro projetos e processos</text:span> </text:p>
      <text:p text:style-name="P4"/>
      <text:p text:style-name="P4"/>
      <text:p text:style-name="P5"/>
      <text:p text:style-name="P5"/>
      <text:p text:style-name="P5"><draw:frame draw:style-name="fr1" draw:name="Objeto1" text:anchor-type="paragraph" svg:width="21.001cm" svg:height="3.54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8">NB-net Banking</text:p>
      <text:p text:style-name="P8">f/u o sistema nb deve fazer transações entre cc</text:p>
      <text:p text:style-name="P8">f/u o sistema NB deve mostrar o extrato da cc</text:p>
      <text:p text:style-name="P8">o/a quando ousuario selecionado uma trasação o sistema nb-deve solicitar usuario/senha</text:p>
      <text:p text:style-name="P8">c/i se o usuario errar a senha por tres vezes, então o sistema deve bloquear o acesso a conta</text:p>
      <text:p text:style-name="P8"><text:soft-page-break/>o/a enquanto a cc estiver no estado, o sistema de manter o acesso <text:s/>a conta bloqueada</text:p>
      <text:p text:style-name="P8">f/o onde ha layouts e cores na tela , o sistema deve permitir edições personalizadas.</text:p>
      <text:p text:style-name="P8"/>
      <text:p text:style-name="P8"/>
      <text:p text:style-name="P6"/>
      <text:p text:style-name="P6"/>
      <text:p text:style-name="P6"/>
      <text:p text:style-name="P11">Modelo de ciclo de vida: e um esqueleto do processo, e o copro central da disciplina de processo, e sua estruturação é em fase;</text:p>
      <text:p text:style-name="P12"/>
      <text:p text:style-name="P12">cascata: modelo sequencial, e ele e guiado por documentos.</text:p>
      <text:p text:style-name="P12"/>
      <text:p text:style-name="P12">Modelo v:permitiu mais comunicação <text:s/>com o cliente ocorre <text:s/>validação entra as fazes do v.</text:p>
      <text:p text:style-name="P12"/>
      <text:p text:style-name="P12">incrementais:</text:p>
      <text:p text:style-name="P12">requisito podem ser levantados com muito cuidado</text:p>
      <text:p text:style-name="P12">sistema modular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23:57:54.924963595</meta:creation-date>
    <dc:date>2019-08-28T20:19:28.119279512</dc:date>
    <meta:editing-duration>PT4H22M59S</meta:editing-duration>
    <meta:editing-cycles>6</meta:editing-cycles>
    <meta:generator>LibreOffice/6.1.5.2$Linux_X86_64 LibreOffice_project/10$Build-2</meta:generator>
    <meta:document-statistic meta:table-count="0" meta:image-count="0" meta:object-count="1" meta:page-count="2" meta:paragraph-count="35" meta:word-count="330" meta:character-count="2046" meta:non-whitespace-character-count="17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5.51mm"/>
    </style:style>
    <style:style style:name="co2" style:family="table-column">
      <style:table-column-properties fo:break-before="auto" style:column-width="128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3"/>
        <table:table-column table:style-name="co2" table:default-cell-style-name="ce13"/>
        <table:table-row table:style-name="ro1">
          <table:table-cell table:style-name="ce9" office:value-type="string" calcext:value-type="string">
            <text:p>Requisitos de Usuário</text:p>
          </table:table-cell>
          <table:table-cell table:style-name="ce9" office:value-type="string" calcext:value-type="string">
            <text:p>especificação de requisito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2">
            <text:p>o sistema deve ser seguro</text:p>
          </table:table-cell>
          <table:table-cell table:style-name="ce11" office:value-type="string" calcext:value-type="string">
            <text:p>implementar login e controle de acesso</text:p>
          </table:table-cell>
        </table:table-row>
        <table:table-row table:style-name="ro1">
          <table:covered-table-cell table:style-name="ce11"/>
          <table:table-cell table:style-name="ce11" office:value-type="string" calcext:value-type="string">
            <text:p>designar papeis para usuário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5">
            <text:p>ser capaz de carregar o caiaque no rack do carro</text:p>
          </table:table-cell>
          <table:table-cell office:value-type="string" calcext:value-type="string">
            <text:p>informações técnicas do caiaque</text:p>
          </table:table-cell>
        </table:table-row>
        <table:table-row table:style-name="ro1">
          <table:covered-table-cell/>
          <table:table-cell office:value-type="string" calcext:value-type="string">
            <text:p>o carro deve ter uma rack no teto</text:p>
          </table:table-cell>
        </table:table-row>
        <table:table-row table:style-name="ro1">
          <table:covered-table-cell/>
          <table:table-cell office:value-type="string" calcext:value-type="string">
            <text:p>designer do rack deve facilitar o deslizamento do caiaque</text:p>
          </table:table-cell>
        </table:table-row>
        <table:table-row table:style-name="ro1">
          <table:covered-table-cell/>
          <table:table-cell office:value-type="string" calcext:value-type="string">
            <text:p>tamanho máximo do caiaque deve respeitar entre-eixo do carro</text:p>
          </table:table-cell>
        </table:table-row>
        <table:table-row table:style-name="ro1">
          <table:covered-table-cell/>
          <table:table-cell office:value-type="string" calcext:value-type="string">
            <text:p>o peso do caiaque deve respeitar o peso suportado pelo teto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00:50:20.8548048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